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8d42c" officeooo:paragraph-rsid="00091e7d"/>
    </style:style>
    <style:style style:name="P2" style:family="paragraph" style:parent-style-name="Text_20_body">
      <style:paragraph-properties fo:text-align="justify" style:justify-single-word="false"/>
      <style:text-properties officeooo:rsid="0008d42c" officeooo:paragraph-rsid="000e4f63"/>
    </style:style>
    <style:style style:name="P3" style:family="paragraph" style:parent-style-name="Text_20_body">
      <style:paragraph-properties fo:text-align="justify" style:justify-single-word="false"/>
      <style:text-properties officeooo:rsid="000fe934" officeooo:paragraph-rsid="000fe934"/>
    </style:style>
    <style:style style:name="P4" style:family="paragraph" style:parent-style-name="Title">
      <style:text-properties officeooo:rsid="0008d42c" officeooo:paragraph-rsid="0008d42c"/>
    </style:style>
    <style:style style:name="P5" style:family="paragraph" style:parent-style-name="Standard">
      <style:paragraph-properties fo:text-align="justify" style:justify-single-word="false"/>
      <style:text-properties officeooo:rsid="001d26a1" officeooo:paragraph-rsid="001d26a1"/>
    </style:style>
    <style:style style:name="P6" style:family="paragraph" style:parent-style-name="Standard" style:list-style-name="L3">
      <style:paragraph-properties fo:text-align="justify" style:justify-single-word="false"/>
      <style:text-properties officeooo:paragraph-rsid="001d26a1"/>
    </style:style>
    <style:style style:name="P7" style:family="paragraph" style:parent-style-name="Standard" style:list-style-name="L5">
      <style:paragraph-properties fo:text-align="justify" style:justify-single-word="false"/>
      <style:text-properties officeooo:paragraph-rsid="001f1f1c"/>
    </style:style>
    <style:style style:name="P8" style:family="paragraph" style:parent-style-name="Standard" style:list-style-name="L7">
      <style:paragraph-properties fo:text-align="justify" style:justify-single-word="false"/>
      <style:text-properties officeooo:paragraph-rsid="001fe68c"/>
    </style:style>
    <style:style style:name="P9" style:family="paragraph" style:parent-style-name="Standard">
      <style:paragraph-properties fo:text-align="justify" style:justify-single-word="false"/>
      <style:text-properties officeooo:rsid="001d26a1" officeooo:paragraph-rsid="001f1f1c"/>
    </style:style>
    <style:style style:name="P10" style:family="paragraph" style:parent-style-name="Standard">
      <style:paragraph-properties fo:text-align="justify" style:justify-single-word="false"/>
      <style:text-properties officeooo:rsid="001d26a1" officeooo:paragraph-rsid="001fe68c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rsid="0008d42c" officeooo:paragraph-rsid="000e4f63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08d42c" officeooo:paragraph-rsid="001782c2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08d42c" officeooo:paragraph-rsid="0008d42c"/>
    </style:style>
    <style:style style:name="P14" style:family="paragraph" style:parent-style-name="Text_20_body">
      <style:paragraph-properties fo:text-align="justify" style:justify-single-word="false"/>
      <style:text-properties officeooo:rsid="0008d42c" officeooo:paragraph-rsid="001f1f1c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Liberation Serif1" officeooo:rsid="001782c2" officeooo:paragraph-rsid="001782c2"/>
    </style:style>
    <style:style style:name="P16" style:family="paragraph" style:parent-style-name="Text_20_body">
      <style:paragraph-properties fo:text-align="justify" style:justify-single-word="false"/>
      <style:text-properties style:font-name="Liberation Serif1" fo:font-style="normal" officeooo:rsid="000c8b53" officeooo:paragraph-rsid="001d26a1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style:font-name="Liberation Serif1" fo:font-style="normal" officeooo:rsid="000c8b53" officeooo:paragraph-rsid="001f1f1c" style:font-style-asian="normal" style:font-style-complex="normal"/>
    </style:style>
    <style:style style:name="P18" style:family="paragraph" style:parent-style-name="Text_20_body" style:list-style-name="L4">
      <style:paragraph-properties fo:text-align="justify" style:justify-single-word="false"/>
      <style:text-properties style:font-name="Liberation Serif1" fo:font-style="normal" officeooo:rsid="001dadfe" officeooo:paragraph-rsid="001dadfe" style:font-style-asian="normal" style:font-style-complex="normal"/>
    </style:style>
    <style:style style:name="P19" style:family="paragraph" style:parent-style-name="Text_20_body" style:list-style-name="L6">
      <style:paragraph-properties fo:text-align="justify" style:justify-single-word="false"/>
      <style:text-properties style:font-name="Liberation Serif1" fo:font-style="normal" fo:font-weight="normal" officeooo:rsid="001dadfe" officeooo:paragraph-rsid="001f1f1c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Liberation Serif1" fo:font-style="normal" fo:font-weight="normal" officeooo:rsid="0023b921" officeooo:paragraph-rsid="0023b921" style:font-style-asian="normal" style:font-weight-asian="normal" style:font-style-complex="normal" style:font-weight-complex="normal"/>
    </style:style>
    <style:style style:name="P21" style:family="paragraph" style:parent-style-name="Text_20_body" style:list-style-name="L8">
      <style:paragraph-properties fo:text-align="justify" style:justify-single-word="false"/>
      <style:text-properties style:font-name="Liberation Serif1" fo:font-style="normal" fo:font-weight="normal" officeooo:rsid="0023b921" officeooo:paragraph-rsid="0023b921" style:font-style-asian="normal" style:font-weight-asian="normal" style:font-style-complex="normal" style:font-weight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1d26a1" officeooo:paragraph-rsid="001d26a1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0091e7d" officeooo:paragraph-rsid="00091e7d"/>
    </style:style>
    <style:style style:name="P24" style:family="paragraph" style:parent-style-name="Text_20_body" style:list-style-name="L2">
      <style:paragraph-properties fo:text-align="justify" style:justify-single-word="false"/>
      <style:text-properties fo:font-weight="normal" officeooo:paragraph-rsid="000e4f63" style:font-weight-asian="normal" style:font-weight-complex="normal"/>
    </style:style>
    <style:style style:name="P25" style:family="paragraph" style:parent-style-name="Text_20_body" style:list-style-name="L2">
      <style:paragraph-properties fo:text-align="justify" style:justify-single-word="false"/>
      <style:text-properties fo:font-weight="normal" officeooo:paragraph-rsid="0014ee85" style:font-weight-asian="normal" style:font-weight-complex="normal"/>
    </style:style>
    <style:style style:name="P26" style:family="paragraph" style:parent-style-name="Text_20_body" style:list-style-name="L2">
      <style:paragraph-properties fo:text-align="justify" style:justify-single-word="false"/>
      <style:text-properties fo:font-weight="normal" officeooo:paragraph-rsid="001f1f1c" style:font-weight-asian="normal" style:font-weight-complex="normal"/>
    </style:style>
    <style:style style:name="P27" style:family="paragraph" style:parent-style-name="Text_20_body" style:list-style-name="L2">
      <style:paragraph-properties fo:text-align="justify" style:justify-single-word="false"/>
      <style:text-properties fo:font-weight="normal" officeooo:paragraph-rsid="001fe68c" style:font-weight-asian="normal" style:font-weight-complex="normal"/>
    </style:style>
    <style:style style:name="P28" style:family="paragraph" style:parent-style-name="Text_20_body" style:list-style-name="L2">
      <style:paragraph-properties fo:text-align="justify" style:justify-single-word="false"/>
      <style:text-properties fo:font-weight="normal" officeooo:rsid="001345e1" officeooo:paragraph-rsid="001b057f" style:font-weight-asian="normal" style:font-weight-complex="normal"/>
    </style:style>
    <style:style style:name="P29" style:family="paragraph" style:parent-style-name="Text_20_body" style:list-style-name="L2">
      <style:paragraph-properties fo:text-align="justify" style:justify-single-word="false"/>
      <style:text-properties fo:font-weight="normal" officeooo:rsid="001345e1" officeooo:paragraph-rsid="00197e6b" style:font-weight-asian="normal" style:font-weight-complex="normal"/>
    </style:style>
    <style:style style:name="P30" style:family="paragraph" style:parent-style-name="Text_20_body" style:list-style-name="L2">
      <style:paragraph-properties fo:text-align="justify" style:justify-single-word="false"/>
      <style:text-properties fo:font-weight="normal" officeooo:rsid="001345e1" officeooo:paragraph-rsid="001345e1" style:font-weight-asian="normal" style:font-weight-complex="normal"/>
    </style:style>
    <style:style style:name="P31" style:family="paragraph" style:parent-style-name="Text_20_body" style:list-style-name="L2">
      <style:paragraph-properties fo:text-align="justify" style:justify-single-word="false"/>
      <style:text-properties fo:font-weight="normal" officeooo:rsid="001345e1" officeooo:paragraph-rsid="001f1f1c" style:font-weight-asian="normal" style:font-weight-complex="normal"/>
    </style:style>
    <style:style style:name="P32" style:family="paragraph" style:parent-style-name="Text_20_body" style:list-style-name="L2">
      <style:paragraph-properties fo:text-align="justify" style:justify-single-word="false"/>
      <style:text-properties fo:font-weight="normal" officeooo:rsid="001345e1" officeooo:paragraph-rsid="001fe68c" style:font-weight-asian="normal" style:font-weight-complex="normal"/>
    </style:style>
    <style:style style:name="P33" style:family="paragraph" style:parent-style-name="Text_20_body" style:list-style-name="L2">
      <style:paragraph-properties fo:text-align="justify" style:justify-single-word="false"/>
      <style:text-properties fo:font-weight="normal" officeooo:rsid="001dadfe" officeooo:paragraph-rsid="001dadfe" style:font-weight-asian="normal" style:font-weight-complex="normal"/>
    </style:style>
    <style:style style:name="P34" style:family="paragraph" style:parent-style-name="Text_20_body" style:list-style-name="L2">
      <style:paragraph-properties fo:text-align="justify" style:justify-single-word="false"/>
      <style:text-properties fo:font-weight="normal" officeooo:rsid="001dadfe" officeooo:paragraph-rsid="001f1f1c" style:font-weight-asian="normal" style:font-weight-complex="normal"/>
    </style:style>
    <style:style style:name="P35" style:family="paragraph" style:parent-style-name="Text_20_body" style:list-style-name="L2">
      <style:paragraph-properties fo:text-align="justify" style:justify-single-word="false"/>
      <style:text-properties fo:font-weight="normal" officeooo:rsid="001dadfe" officeooo:paragraph-rsid="001fe68c" style:font-weight-asian="normal" style:font-weight-complex="normal"/>
    </style:style>
    <style:style style:name="P36" style:family="paragraph" style:parent-style-name="Text_20_body" style:list-style-name="L2">
      <style:paragraph-properties fo:text-align="justify" style:justify-single-word="false"/>
      <style:text-properties fo:font-weight="normal" officeooo:rsid="001fe68c" officeooo:paragraph-rsid="001fe68c" style:font-weight-asian="normal" style:font-weight-complex="normal"/>
    </style:style>
    <style:style style:name="P37" style:family="paragraph" style:parent-style-name="Text_20_body" style:list-style-name="L2">
      <style:paragraph-properties fo:text-align="justify" style:justify-single-word="false"/>
      <style:text-properties officeooo:rsid="001782c2" officeooo:paragraph-rsid="00197e6b"/>
    </style:style>
    <style:style style:name="P38" style:family="paragraph" style:parent-style-name="Text_20_body" style:list-style-name="L2">
      <style:paragraph-properties fo:text-align="justify" style:justify-single-word="false"/>
      <style:text-properties officeooo:rsid="001782c2" officeooo:paragraph-rsid="001f1f1c"/>
    </style:style>
    <style:style style:name="P39" style:family="paragraph" style:parent-style-name="Text_20_body" style:list-style-name="L2">
      <style:paragraph-properties fo:text-align="justify" style:justify-single-word="false"/>
      <style:text-properties officeooo:rsid="001782c2" officeooo:paragraph-rsid="001fe68c"/>
    </style:style>
    <style:style style:name="P40" style:family="paragraph" style:parent-style-name="Text_20_body" style:list-style-name="L3">
      <style:paragraph-properties fo:text-align="justify" style:justify-single-word="false"/>
      <style:text-properties officeooo:paragraph-rsid="001d26a1"/>
    </style:style>
    <style:style style:name="P41" style:family="paragraph" style:parent-style-name="Text_20_body" style:list-style-name="L5">
      <style:paragraph-properties fo:text-align="justify" style:justify-single-word="false"/>
      <style:text-properties officeooo:paragraph-rsid="001f1f1c"/>
    </style:style>
    <style:style style:name="P42" style:family="paragraph" style:parent-style-name="Text_20_body" style:list-style-name="L7">
      <style:paragraph-properties fo:text-align="justify" style:justify-single-word="false"/>
      <style:text-properties officeooo:paragraph-rsid="0021d077"/>
    </style:style>
    <style:style style:name="P43" style:family="paragraph" style:parent-style-name="Text_20_body">
      <style:paragraph-properties fo:text-align="justify" style:justify-single-word="false"/>
      <style:text-properties officeooo:rsid="001104e8" officeooo:paragraph-rsid="001104e8"/>
    </style:style>
    <style:style style:name="P44" style:family="paragraph" style:parent-style-name="Text_20_body" style:list-style-name="L7">
      <style:paragraph-properties fo:text-align="justify" style:justify-single-word="false"/>
      <style:text-properties officeooo:rsid="001104e8" officeooo:paragraph-rsid="001fe68c"/>
    </style:style>
    <style:style style:name="P45" style:family="paragraph" style:parent-style-name="Heading_20_1">
      <style:paragraph-properties fo:text-align="justify" style:justify-single-word="false"/>
      <style:text-properties officeooo:rsid="0008d42c" officeooo:paragraph-rsid="0008d42c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91e7d"/>
    </style:style>
    <style:style style:name="T3" style:family="text">
      <style:text-properties style:font-name="Liberation Serif1" officeooo:rsid="00099c94"/>
    </style:style>
    <style:style style:name="T4" style:family="text">
      <style:text-properties style:font-name="Liberation Serif1" fo:font-weight="bold" style:font-weight-asian="bold" style:font-weight-complex="bold"/>
    </style:style>
    <style:style style:name="T5" style:family="text">
      <style:text-properties style:font-name="Liberation Serif1" fo:font-weight="bold" officeooo:rsid="001b057f" style:font-weight-asian="bold" style:font-weight-complex="bold"/>
    </style:style>
    <style:style style:name="T6" style:family="text">
      <style:text-properties style:font-name="Liberation Serif1" fo:font-weight="bold" officeooo:rsid="00197e6b" style:font-weight-asian="bold" style:font-weight-complex="bold"/>
    </style:style>
    <style:style style:name="T7" style:family="text">
      <style:text-properties style:font-name="Liberation Serif1" fo:font-weight="bold" officeooo:rsid="001b586f" style:font-weight-asian="bold" style:font-weight-complex="bold"/>
    </style:style>
    <style:style style:name="T8" style:family="text">
      <style:text-properties style:font-name="Liberation Serif1" fo:font-weight="bold" officeooo:rsid="0018227b" style:font-weight-asian="bold" style:font-weight-complex="bold"/>
    </style:style>
    <style:style style:name="T9" style:family="text">
      <style:text-properties style:font-name="Liberation Serif1" officeooo:rsid="000c8b53"/>
    </style:style>
    <style:style style:name="T10" style:family="text">
      <style:text-properties style:font-name="Liberation Serif1" officeooo:rsid="000e4f63"/>
    </style:style>
    <style:style style:name="T11" style:family="text">
      <style:text-properties style:font-name="Liberation Serif1" officeooo:rsid="0008d42c"/>
    </style:style>
    <style:style style:name="T12" style:family="text">
      <style:text-properties style:font-name="Liberation Serif1" officeooo:rsid="000fe934"/>
    </style:style>
    <style:style style:name="T13" style:family="text">
      <style:text-properties style:font-name="Liberation Serif1" officeooo:rsid="001104e8"/>
    </style:style>
    <style:style style:name="T14" style:family="text">
      <style:text-properties style:font-name="Liberation Serif1" officeooo:rsid="001345e1"/>
    </style:style>
    <style:style style:name="T15" style:family="text">
      <style:text-properties style:font-name="Liberation Serif1" officeooo:rsid="0014ee85"/>
    </style:style>
    <style:style style:name="T16" style:family="text">
      <style:text-properties style:font-name="Liberation Serif1" officeooo:rsid="0015f631"/>
    </style:style>
    <style:style style:name="T17" style:family="text">
      <style:text-properties style:font-name="Liberation Serif1" officeooo:rsid="001782c2"/>
    </style:style>
    <style:style style:name="T18" style:family="text">
      <style:text-properties style:font-name="Liberation Serif1" officeooo:rsid="0018227b"/>
    </style:style>
    <style:style style:name="T19" style:family="text">
      <style:text-properties style:font-name="Liberation Serif1" officeooo:rsid="00197e6b"/>
    </style:style>
    <style:style style:name="T20" style:family="text">
      <style:text-properties style:font-name="Liberation Serif1" officeooo:rsid="001b057f"/>
    </style:style>
    <style:style style:name="T21" style:family="text">
      <style:text-properties style:font-name="Liberation Serif1" fo:font-weight="normal" style:font-weight-asian="normal" style:font-weight-complex="normal"/>
    </style:style>
    <style:style style:name="T22" style:family="text">
      <style:text-properties style:font-name="Liberation Serif1" fo:font-weight="normal" officeooo:rsid="0018227b" style:font-weight-asian="normal" style:font-weight-complex="normal"/>
    </style:style>
    <style:style style:name="T23" style:family="text">
      <style:text-properties style:font-name="Liberation Serif1" fo:font-weight="normal" officeooo:rsid="001b586f" style:font-weight-asian="normal" style:font-weight-complex="normal"/>
    </style:style>
    <style:style style:name="T24" style:family="text">
      <style:text-properties style:font-name="Liberation Serif1" fo:font-weight="normal" officeooo:rsid="000e4f63" style:font-weight-asian="normal" style:font-weight-complex="normal"/>
    </style:style>
    <style:style style:name="T25" style:family="text">
      <style:text-properties style:font-name="Liberation Serif1" fo:font-weight="normal" officeooo:rsid="000fe934" style:font-weight-asian="normal" style:font-weight-complex="normal"/>
    </style:style>
    <style:style style:name="T26" style:family="text">
      <style:text-properties style:font-name="Liberation Serif1" fo:font-weight="normal" officeooo:rsid="001d26a1" style:font-weight-asian="normal" style:font-weight-complex="normal"/>
    </style:style>
    <style:style style:name="T27" style:family="text">
      <style:text-properties style:font-name="Liberation Serif1" fo:font-weight="normal" officeooo:rsid="001fe68c" style:font-weight-asian="normal" style:font-weight-complex="normal"/>
    </style:style>
    <style:style style:name="T28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Liberation Serif1" fo:font-style="normal" fo:font-weight="normal" officeooo:rsid="001104e8" style:font-style-asian="normal" style:font-weight-asian="normal" style:font-style-complex="normal" style:font-weight-complex="normal"/>
    </style:style>
    <style:style style:name="T30" style:family="text">
      <style:text-properties style:font-name="Liberation Serif1" fo:font-style="normal" fo:font-weight="normal" officeooo:rsid="001b586f" style:font-style-asian="normal" style:font-weight-asian="normal" style:font-style-complex="normal" style:font-weight-complex="normal"/>
    </style:style>
    <style:style style:name="T31" style:family="text">
      <style:text-properties style:font-name="Liberation Serif1" fo:font-style="normal" fo:font-weight="normal" officeooo:rsid="001d26a1" style:font-style-asian="normal" style:font-weight-asian="normal" style:font-style-complex="normal" style:font-weight-complex="normal"/>
    </style:style>
    <style:style style:name="T32" style:family="text">
      <style:text-properties style:font-name="Liberation Serif1" fo:font-style="normal" fo:font-weight="normal" officeooo:rsid="001f1f1c" style:font-style-asian="normal" style:font-weight-asian="normal" style:font-style-complex="normal" style:font-weight-complex="normal"/>
    </style:style>
    <style:style style:name="T33" style:family="text">
      <style:text-properties style:font-name="Liberation Serif1" fo:font-style="normal" fo:font-weight="normal" officeooo:rsid="0021d077" style:font-style-asian="normal" style:font-weight-asian="normal" style:font-style-complex="normal" style:font-weight-complex="normal"/>
    </style:style>
    <style:style style:name="T34" style:family="text">
      <style:text-properties style:font-name="Liberation Serif1" fo:font-style="normal" fo:font-weight="normal" officeooo:rsid="00110c03" style:font-style-asian="normal" style:font-weight-asian="normal" style:font-style-complex="normal" style:font-weight-complex="normal"/>
    </style:style>
    <style:style style:name="T35" style:family="text">
      <style:text-properties style:font-name="Liberation Serif1" fo:font-style="normal" fo:font-weight="bold" officeooo:rsid="001f1f1c" style:font-style-asian="normal" style:font-weight-asian="bold" style:font-style-complex="normal" style:font-weight-complex="bold"/>
    </style:style>
    <style:style style:name="T36" style:family="text">
      <style:text-properties style:font-name="Liberation Serif1" style:text-underline-style="none" fo:font-weight="bold" officeooo:rsid="000fe934" style:font-weight-asian="bold" style:font-weight-complex="bold"/>
    </style:style>
    <style:style style:name="T37" style:family="text">
      <style:text-properties style:font-name="Liberation Serif1" officeooo:rsid="001b586f"/>
    </style:style>
    <style:style style:name="T38" style:family="text">
      <style:text-properties style:font-name="Liberation Serif1" officeooo:rsid="001f1f1c"/>
    </style:style>
    <style:style style:name="T39" style:family="text">
      <style:text-properties style:font-name="Liberation Serif1" officeooo:rsid="001fe68c"/>
    </style:style>
    <style:style style:name="T40" style:family="text">
      <style:text-properties officeooo:rsid="00091e7d"/>
    </style:style>
    <style:style style:name="T41" style:family="text">
      <style:text-properties officeooo:rsid="000e4f63"/>
    </style:style>
    <style:style style:name="T42" style:family="text">
      <style:text-properties officeooo:rsid="000e7085"/>
    </style:style>
    <style:style style:name="T43" style:family="text">
      <style:text-properties officeooo:rsid="001104e8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f1f1c" style:font-weight-asian="bold" style:font-weight-complex="bold"/>
    </style:style>
    <style:style style:name="T46" style:family="text">
      <style:text-properties officeooo:rsid="001782c2"/>
    </style:style>
    <style:style style:name="T47" style:family="text">
      <style:text-properties officeooo:rsid="001b586f"/>
    </style:style>
    <style:style style:name="T48" style:family="text">
      <style:text-properties fo:color="#800000" style:font-name="Liberation Serif1" fo:font-style="normal" officeooo:rsid="001b057f" style:font-style-asian="normal" style:font-style-complex="normal"/>
    </style:style>
    <style:style style:name="T49" style:family="text">
      <style:text-properties officeooo:rsid="001f1f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one Contract Paradigms</text:p>
      <text:h text:style-name="P45" text:outline-level="1">Considerations</text:h>
      <text:list xml:id="list3402973131194808397" text:style-name="L1">
        <text:list-item>
          <text:p text:style-name="P11">Data needed. State contains agent pose: x,y,z,<text:span text:style-name="T1">θ,φ,ψ; cable angles: α,β.</text:span></text:p>
        </text:list-item>
        <text:list-item>
          <text:p text:style-name="P12">Zone definition</text:p>
          <text:list>
            <text:list-item>
              <text:p text:style-name="P12"><text:span text:style-name="T17">T</text:span><text:span text:style-name="T2">he safety zones </text:span><text:span text:style-name="T17">contribute to t</text:span><text:span text:style-name="T2">he path constraints for the MPC controller(s) </text:span><text:span text:style-name="T17">for inter-agent collision avoidance. </text:span></text:p>
            </text:list-item>
            <text:list-item>
              <text:p text:style-name="P15">Extra constraints may be needed for payload trajectory</text:p>
            </text:list-item>
            <text:list-item>
              <text:p text:style-name="P13"><text:span text:style-name="T46">Are the zones s</text:span>tatic or dynamic?</text:p>
            </text:list-item>
            <text:list-item>
              <text:p text:style-name="P13"><text:span text:style-name="T41">Inter-agent c</text:span>ollision avoidance: <text:span text:style-name="T47">is z</text:span>one crossover allowed?</text:p>
            </text:list-item>
            <text:list-item>
              <text:p text:style-name="P11">Maneuvers permitted</text:p>
            </text:list-item>
            <text:list-item>
              <text:p text:style-name="P11">Maneuvers prevented; <text:span text:style-name="T42">viable areas that are excluded from the zones</text:span></text:p>
            </text:list-item>
          </text:list>
        </text:list-item>
        <text:list-item>
          <text:p text:style-name="P22">Modeling payload behavior</text:p>
        </text:list-item>
        <text:list-item>
          <text:p text:style-name="P23">Case study: how would it handle going over an obstacle?</text:p>
        </text:list-item>
      </text:list>
      <text:h text:style-name="P45" text:outline-level="1">Centralized </text:h>
      <text:p text:style-name="P3">Agent trajectories planned centrally to minimize sum of squared actuator effort, <text:span text:style-name="T43">with full knowledge of agents’ states. </text:span></text:p>
      <text:p text:style-name="P2"><text:span text:style-name="T26">Safety z</text:span><text:span text:style-name="T24">one </text:span><text:span text:style-name="T25">defin</text:span><text:span text:style-name="T26">ition:</text:span></text:p>
      <text:list xml:id="list1263967013539610476" text:style-name="L2">
        <text:list-item>
          <text:p text:style-name="P24"><text:span text:style-name="T10">Safety radius centered on a</text:span><text:span text:style-name="T2">gent’s </text:span><text:span text:style-name="T3">instantaneous pose. </text:span><text:span text:style-name="T12">A</text:span><text:span text:style-name="T2">t each instant </text:span><text:span text:style-name="T12">share agent poses and calculate </text:span><text:span text:style-name="T11">a safety </text:span><text:span text:style-name="T10">radius</text:span><text:span text:style-name="T11"> </text:span><text:span text:style-name="T2">for each agent </text:span><text:span text:style-name="T11">(0.5*min(r_</text:span><text:span text:style-name="T12">n1</text:span><text:span text:style-name="T11">,r_</text:span><text:span text:style-name="T12">n2</text:span><text:span text:style-name="T11">)-r_self). </text:span></text:p>
          <text:list>
            <text:list-item>
              <text:p text:style-name="P28"><text:span text:style-name="T1">Evolution over time: </text:span><text:span text:style-name="T18">se</text:span><text:span text:style-name="T10">paration from other agents changes in time </text:span><text:span text:style-name="T12">so </text:span><text:span text:style-name="T36">radius must change over time.</text:span><text:span text:style-name="T12"> </text:span><text:span text:style-name="T20">T</text:span><text:span text:style-name="T19">he central planner </text:span><text:span text:style-name="T20">could</text:span><text:span text:style-name="T19"> predict the evolution of the </text:span><text:span text:style-name="T20">safety radius by extrapolating from the agent’s current pose by the agent’s velocity </text:span><text:span text:style-name="T48">over a fixed horizon.</text:span><text:span text:style-name="T5"> </text:span></text:p>
            </text:list-item>
            <text:list-item>
              <text:p text:style-name="P28"><text:span text:style-name="T19">The safety tubes are coupled functions of peer locations over time, so they </text:span><text:span text:style-name="T20">will</text:span><text:span text:style-name="T19"> require </text:span><text:span text:style-name="T6">significant computation.</text:span></text:p>
            </text:list-item>
            <text:list-item>
              <text:p text:style-name="P28"><text:span text:style-name="T18">Path constraints apply to the waypoints selected for each agent, so if the waypoint loci are not overlapping there will be no risk of collisions. </text:span><text:span text:style-name="T5">The safety zones will not overlap</text:span><text:span text:style-name="T20"> at any instant.</text:span></text:p>
            </text:list-item>
            <text:list-item>
              <text:p text:style-name="P33"><text:span text:style-name="T1">Radially-symmetric safety radii </text:span><text:span text:style-name="T4">cut out feasible space</text:span><text:span text:style-name="T1"> located away from peer agents.</text:span></text:p>
            </text:list-item>
          </text:list>
        </text:list-item>
        <text:list-item>
          <text:p text:style-name="P25"><text:span text:style-name="T12">Cones of cable loci centered on agent’s attachment</text:span><text:span text:style-name="T9"> point. </text:span><text:span text:style-name="T13">Each agent </text:span><text:span text:style-name="T16">is </text:span><text:span text:style-name="T13">given limits for the cable angles. </text:span><text:span text:style-name="T14">If motion is constrained to the region of 3D space above the plane of attachment, then the pair of cable angles (</text:span><text:span text:style-name="T11">α,β</text:span><text:span text:style-name="T14">) defines a unique point in that region.</text:span></text:p>
          <text:list>
            <text:list-item>
              <text:p text:style-name="P29"><text:soft-page-break/><text:span text:style-name="T15">W</text:span><text:span text:style-name="T13">ould this permit configurations which lead to collisions? </text:span><text:span text:style-name="T15">e.g. one at the front, two at the back symmetrically, the two back agents pull inwards sideways. </text:span><text:span text:style-name="T18">Path constraints apply to the waypoints selected for each agent, so if the waypoint loci are not overlapping there will be no risk of collisions. </text:span><text:span text:style-name="T20">The safety zones will not overlap at any instant.</text:span></text:p>
            </text:list-item>
            <text:list-item>
              <text:p text:style-name="P30"><text:span text:style-name="T1">Evolution over time: </text:span><text:span text:style-name="T12">S</text:span><text:span text:style-name="T10">eparation </text:span><text:span text:style-name="T17">between</text:span><text:span text:style-name="T10"> attachment points is fixed in </text:span><text:span text:style-name="T17">t</text:span><text:span text:style-name="T10">ime </text:span><text:span text:style-name="T18">due to rigidity of body</text:span><text:span text:style-name="T10">. </text:span><text:span text:style-name="T17">The cones move with the payload in time. A central planner </text:span><text:span text:style-name="T18">can</text:span><text:span text:style-name="T17"> estimate the payload </text:span><text:span text:style-name="T18">trajectory</text:span><text:span text:style-name="T17"> given the agents’ </text:span><text:span text:style-name="T18">trajectories</text:span><text:span text:style-name="T17">. </text:span><text:span text:style-name="T18">This estimate can be used to locate the attachment points and cones at any instant.</text:span></text:p>
            </text:list-item>
            <text:list-item>
              <text:p text:style-name="P37"><text:span text:style-name="T23">If t</text:span><text:span text:style-name="T22">he cable angle limits </text:span><text:span text:style-name="T23">a</text:span><text:span text:style-name="T22">re static, there is less computation for the controller. </text:span><text:span text:style-name="T23">Dynamic cable angle limits are unnecessary (extra path constraints due to environmental structure can be imposed)</text:span></text:p>
            </text:list-item>
            <text:list-item>
              <text:p text:style-name="P33"><text:span text:style-name="T37">Radially-symmetric </text:span><text:span text:style-name="T1">cones</text:span><text:span text:style-name="T37"> </text:span><text:span text:style-name="T7">cut out feasible space</text:span><text:span text:style-name="T37"> located away from peer agents.</text:span></text:p>
            </text:list-item>
          </text:list>
        </text:list-item>
      </text:list>
      <text:p text:style-name="P5"><text:span text:style-name="T29">M</text:span><text:span text:style-name="T28">odeling payload behavior:</text:span></text:p>
      <text:list xml:id="list9173676516109596877" text:style-name="L3">
        <text:list-item>
          <text:p text:style-name="P6"><text:span text:style-name="T29">An observer could </text:span><text:span text:style-name="T30">estimate</text:span><text:span text:style-name="T29"> payload pose using the agents’ cable angle data. </text:span><text:span text:style-name="T30">Using this estimate t</text:span><text:span text:style-name="T29">he controller could observe constraints on the payload dynamics.</text:span></text:p>
        </text:list-item>
        <text:list-item>
          <text:p text:style-name="P40"><text:span text:style-name="T31">Distance t</text:span><text:span text:style-name="T29">olerance</text:span><text:span text:style-name="T31">s</text:span><text:span text:style-name="T29"> for attachment points </text:span><text:span text:style-name="T31">on the payload’s top surface can be considered when determining active constraints on the payload dynamics.</text:span></text:p>
        </text:list-item>
      </text:list>
      <text:p text:style-name="P16">Case study: <text:span text:style-name="T40">how would the scheme handle going over an obstacle?</text:span></text:p>
      <text:list xml:id="list1958486042764874564" text:style-name="L4">
        <text:list-item>
          <text:p text:style-name="P18"><text:span text:style-name="T49">Central controller implements obstacle height as a spatial path constraint using the estimate of the payload’s underside; all agents’ trajectories will observe this constraint.</text:span></text:p>
        </text:list-item>
      </text:list>
      <text:h text:style-name="P45" text:outline-level="1">Distributed</text:h>
      <text:p text:style-name="P1"><text:span text:style-name="T43">Agent trajectories planned individually to minimize squared actuator effort, but agents communicate their state with peers</text:span>. </text:p>
      <text:p text:style-name="P14"><text:span text:style-name="T26">Safety z</text:span><text:span text:style-name="T24">one </text:span><text:span text:style-name="T25">defin</text:span><text:span text:style-name="T26">ition:</text:span></text:p>
      <text:list xml:id="list145846464930891" text:continue-list="list1263967013539610476" text:style-name="L2">
        <text:list-item>
          <text:p text:style-name="P26"><text:span text:style-name="T10">Safety radius centered on a</text:span><text:span text:style-name="T2">gent’s </text:span><text:span text:style-name="T3">instantaneous pose. </text:span><text:span text:style-name="T12">A</text:span><text:span text:style-name="T2">t each instant </text:span><text:span text:style-name="T12">agent</text:span><text:span text:style-name="T38">s share their</text:span><text:span text:style-name="T12"> poses and calculate </text:span><text:span text:style-name="T38">their</text:span><text:span text:style-name="T11"> safety </text:span><text:span text:style-name="T10">radius</text:span><text:span text:style-name="T11"> (0.5*min(r_</text:span><text:span text:style-name="T12">n1</text:span><text:span text:style-name="T11">,r_</text:span><text:span text:style-name="T12">n2</text:span><text:span text:style-name="T11">)-r_self). </text:span></text:p>
          <text:list>
            <text:list-item>
              <text:p text:style-name="P31"><text:span text:style-name="T1">Evolution over time: </text:span><text:span text:style-name="T18">se</text:span><text:span text:style-name="T10">paration from other agents changes in time </text:span><text:span text:style-name="T12">so </text:span><text:span text:style-name="T36">radius must change over time.</text:span><text:span text:style-name="T12"> </text:span><text:span text:style-name="T20">T</text:span><text:span text:style-name="T19">he </text:span><text:span text:style-name="T38">agent</text:span><text:span text:style-name="T19"> </text:span><text:span text:style-name="T20">could</text:span><text:span text:style-name="T19"> predict the evolution of the </text:span><text:span text:style-name="T20">safety radius by extrapolating from </text:span><text:span text:style-name="T38">peers’</text:span><text:span text:style-name="T20"> pose</text:span><text:span text:style-name="T38">s</text:span><text:span text:style-name="T20"> by </text:span><text:span text:style-name="T38">peers’</text:span><text:span text:style-name="T20"> velocit</text:span><text:span text:style-name="T38">ies</text:span><text:span text:style-name="T20"> </text:span><text:span text:style-name="T48">over a fixed horizon.</text:span><text:span text:style-name="T5"> </text:span></text:p>
            </text:list-item>
            <text:list-item>
              <text:p text:style-name="P31"><text:span text:style-name="T19">The safety tubes are coupled functions of peer locations over time, so they </text:span><text:span text:style-name="T20">will</text:span><text:span text:style-name="T19"> require </text:span><text:span text:style-name="T6">significant computation.</text:span></text:p>
            </text:list-item>
            <text:list-item>
              <text:p text:style-name="P31"><text:span text:style-name="T18">Path constraints apply to the waypoints selected for each agent, so if the waypoint loci are not overlapping there will be no risk of collisions. </text:span><text:span text:style-name="T5">The safety zones will not overlap</text:span><text:span text:style-name="T20"> at any instant.</text:span></text:p>
            </text:list-item>
            <text:list-item>
              <text:p text:style-name="P34"><text:span text:style-name="T1">Radially-symmetric safety radii </text:span><text:span text:style-name="T4">cut out feasible space</text:span><text:span text:style-name="T1"> located away from peer agents.</text:span></text:p>
            </text:list-item>
          </text:list>
        </text:list-item>
        <text:list-item>
          <text:p text:style-name="P26"><text:soft-page-break/><text:span text:style-name="T12">Cones of cable loci centered on agent’s attachment</text:span><text:span text:style-name="T9"> point. </text:span><text:span text:style-name="T13">Each agent </text:span><text:span text:style-name="T16">is </text:span><text:span text:style-name="T13">given limits for the cable angles. </text:span><text:span text:style-name="T14">If motion is constrained to the region of 3D space above the plane of attachment, then the pair of cable angles (</text:span><text:span text:style-name="T11">α,β</text:span><text:span text:style-name="T14">) defines a unique point in that region.</text:span></text:p>
          <text:list>
            <text:list-item>
              <text:p text:style-name="P31"><text:span text:style-name="T15">W</text:span><text:span text:style-name="T13">ould this permit configurations which lead to collisions? </text:span><text:span text:style-name="T15">e.g. one at the front, two at the back symmetrically, the two back agents pull inwards sideways. </text:span><text:span text:style-name="T18">Path constraints apply to the waypoints selected for each agent, so if the waypoint loci are not overlapping there will be no risk of collisions. </text:span><text:span text:style-name="T20">The </text:span><text:span text:style-name="T5">safety zones will not overlap at any instant.</text:span></text:p>
            </text:list-item>
            <text:list-item>
              <text:p text:style-name="P31"><text:span text:style-name="T1">Evolution over time: </text:span><text:span text:style-name="T12">S</text:span><text:span text:style-name="T10">eparation </text:span><text:span text:style-name="T17">between</text:span><text:span text:style-name="T10"> attachment points is fixed in </text:span><text:span text:style-name="T17">t</text:span><text:span text:style-name="T10">ime </text:span><text:span text:style-name="T18">due to rigidity of body</text:span><text:span text:style-name="T10">. </text:span><text:span text:style-name="T17">The cones move with the payload in time. </text:span></text:p>
            </text:list-item>
            <text:list-item>
              <text:p text:style-name="P38"><text:span text:style-name="T23">If t</text:span><text:span text:style-name="T22">he cable angle limits </text:span><text:span text:style-name="T23">a</text:span><text:span text:style-name="T22">re </text:span><text:span text:style-name="T8">static</text:span><text:span text:style-name="T22">, there is less computation for the controller. </text:span><text:span text:style-name="T23">Dynamic cable angle limits are unnecessary (extra path constraints due to environmental structure can be imposed)</text:span></text:p>
            </text:list-item>
            <text:list-item>
              <text:p text:style-name="P34"><text:span text:style-name="T37">Radially-symmetric </text:span><text:span text:style-name="T1">cones</text:span><text:span text:style-name="T37"> </text:span><text:span text:style-name="T7">cut out feasible space</text:span><text:span text:style-name="T37"> located away from peer agents.</text:span></text:p>
            </text:list-item>
          </text:list>
        </text:list-item>
      </text:list>
      <text:p text:style-name="P9"><text:span text:style-name="T29">M</text:span><text:span text:style-name="T28">odeling payload behavior:</text:span></text:p>
      <text:list xml:id="list3124015184786355738" text:style-name="L5">
        <text:list-item>
          <text:p text:style-name="P7"><text:span text:style-name="T35">Using only its cable angles,</text:span><text:span text:style-name="T32"> the agent can estimate the position of the attachment points. </text:span><text:span text:style-name="T35">Using peers’ and self cable angles,</text:span><text:span text:style-name="T32"> the agent can estimate the position of all attachment points and estimate the payload attitude.</text:span></text:p>
        </text:list-item>
        <text:list-item>
          <text:p text:style-name="P7"><text:span text:style-name="T30">Using this estimate t</text:span><text:span text:style-name="T29">he controller could observe constraints on the payload dynamics.</text:span></text:p>
        </text:list-item>
        <text:list-item>
          <text:p text:style-name="P41"><text:span text:style-name="T31">Distance t</text:span><text:span text:style-name="T29">olerance</text:span><text:span text:style-name="T31">s</text:span><text:span text:style-name="T29"> for attachment points </text:span><text:span text:style-name="T31">on the payload’s top surface can be considered when determining active constraints on the payload dynamics.</text:span></text:p>
        </text:list-item>
      </text:list>
      <text:p text:style-name="P17">Case study: <text:span text:style-name="T40">how would the scheme handle going over an obstacle?</text:span></text:p>
      <text:list xml:id="list342776513673484520" text:style-name="L6">
        <text:list-item>
          <text:p text:style-name="P19"><text:span text:style-name="T45">At beginning of mission, implement the obstacle height as a spatial path constraint </text:span><text:span text:style-name="T49">for each controller with respect to the estimate of the payload’s underside. All agents’ trajectories will observe this constraint.</text:span></text:p>
        </text:list-item>
      </text:list>
      <text:h text:style-name="P45" text:outline-level="1">Decentralized</text:h>
      <text:p text:style-name="P43"><text:span text:style-name="T24">A</text:span><text:span text:style-name="T21">gent trajectories planned individually; there is no communication with peers.</text:span></text:p>
      <text:list xml:id="list145847391622756" text:continue-list="list145846464930891" text:style-name="L2">
        <text:list-item>
          <text:p text:style-name="P36"><text:span text:style-name="T12">C</text:span><text:span text:style-name="T1">annot implement safety radii without peer state communication.</text:span></text:p>
        </text:list-item>
        <text:list-item>
          <text:p text:style-name="P27"><text:span text:style-name="T12">Cones of cable loci centered on agent’s attachment</text:span><text:span text:style-name="T9"> point. </text:span><text:span text:style-name="T13">Each agent </text:span><text:span text:style-name="T16">is </text:span><text:span text:style-name="T13">given limits for the cable angles </text:span><text:span text:style-name="T39">at the beginning</text:span><text:span text:style-name="T13">. </text:span><text:span text:style-name="T14">If motion is constrained to the region of 3D space above the plane of attachment, then the pair of cable angles (</text:span><text:span text:style-name="T11">α,β</text:span><text:span text:style-name="T14">) defines a unique point in that region.</text:span></text:p>
          <text:list>
            <text:list-item>
              <text:p text:style-name="P32"><text:span text:style-name="T15">W</text:span><text:span text:style-name="T13">ould this permit configurations which lead to collisions? </text:span><text:span text:style-name="T15">e.g. one at the front, two at the back symmetrically, the two back agents pull inwards sideways. </text:span><text:span text:style-name="T18">Path constraints apply to the waypoints selected for each agent, so if the waypoint loci are not overlapping there will be no risk of collisions. </text:span><text:span text:style-name="T20">The </text:span><text:span text:style-name="T5">safety zones will not overlap at any instant.</text:span></text:p>
            </text:list-item>
            <text:list-item>
              <text:p text:style-name="P32"><text:soft-page-break/><text:span text:style-name="T1">Evolution over time: </text:span><text:span text:style-name="T12">S</text:span><text:span text:style-name="T10">eparation </text:span><text:span text:style-name="T17">between</text:span><text:span text:style-name="T10"> attachment points is fixed in </text:span><text:span text:style-name="T17">t</text:span><text:span text:style-name="T10">ime </text:span><text:span text:style-name="T18">due to rigidity of body</text:span><text:span text:style-name="T10">. </text:span><text:span text:style-name="T17">The cones move with the payload in time. </text:span></text:p>
            </text:list-item>
            <text:list-item>
              <text:p text:style-name="P39"><text:span text:style-name="T27">Th</text:span><text:span text:style-name="T22">e cable angle limits </text:span><text:span text:style-name="T27">must be</text:span><text:span text:style-name="T22"> </text:span><text:span text:style-name="T8">static</text:span><text:span text:style-name="T22">, </text:span><text:span text:style-name="T27">so </text:span><text:span text:style-name="T22">there is less computation for the controller. </text:span><text:span text:style-name="T23">Dynamic cable angle limits are </text:span><text:span text:style-name="T27">not possible due to lack of communication.</text:span></text:p>
            </text:list-item>
            <text:list-item>
              <text:p text:style-name="P35"><text:span text:style-name="T37">Radially-symmetric </text:span><text:span text:style-name="T1">cones</text:span><text:span text:style-name="T37"> </text:span><text:span text:style-name="T7">cut out feasible space</text:span><text:span text:style-name="T37"> located away from peer agents.</text:span></text:p>
            </text:list-item>
          </text:list>
        </text:list-item>
      </text:list>
      <text:p text:style-name="P10"><text:span text:style-name="T29">M</text:span><text:span text:style-name="T28">odeling payload behavior:</text:span></text:p>
      <text:list xml:id="list7870368030590798840" text:style-name="L7">
        <text:list-item>
          <text:p text:style-name="P8"><text:span text:style-name="T35">Using only its cable angles,</text:span><text:span text:style-name="T32"> the agent can estimate the position of the attachment points. </text:span></text:p>
        </text:list-item>
        <text:list-item>
          <text:p text:style-name="P42"><text:span text:style-name="T32">No single agent has knowledge of more than one attachment point, so estimation of payload pose and dynamics is not possible. </text:span><text:span text:style-name="T34">The agent is unable to observe constraints on the payload dynamics using this estimate.</text:span></text:p>
        </text:list-item>
        <text:list-item>
          <text:p text:style-name="P44"><text:span text:style-name="T31">Distance t</text:span><text:span text:style-name="T28">olerance</text:span><text:span text:style-name="T31">s</text:span><text:span text:style-name="T28"> for attachment points </text:span><text:span text:style-name="T31">on the payload’s top surface </text:span><text:span text:style-name="T33">are unknown</text:span><text:span text:style-name="T31">.</text:span></text:p>
        </text:list-item>
      </text:list>
      <text:p text:style-name="P20">Case study:</text:p>
      <text:list xml:id="list2004447291007692612" text:style-name="L8">
        <text:list-item>
          <text:p text:style-name="P21">Must make assumptions about payload po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5:20:21.885832238</meta:creation-date>
    <dc:date>2019-02-01T14:58:45.383411089</dc:date>
    <meta:editing-duration>PT45M19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4" meta:paragraph-count="63" meta:word-count="1244" meta:character-count="7704" meta:non-whitespace-character-count="6559"/>
  </office:meta>
</office:document-meta>
</file>